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Bali Simbar DJ" svg:font-family="'Bali Simbar DJ'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oto Sans Balinese" svg:font-family="'Noto Sans Balinese'" style:font-family-generic="roman" style:font-pitch="variable"/>
    <style:font-face style:name="Noto Serif Balinese" svg:font-family="'Noto Serif Balines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Noto Serif Balinese" fo:font-size="28pt" officeooo:paragraph-rsid="00193e89" style:font-size-asian="28pt" style:font-name-complex="Noto Serif Balinese" style:font-size-complex="28pt"/>
    </style:style>
    <style:style style:name="P2" style:family="paragraph" style:parent-style-name="Standard">
      <style:paragraph-properties fo:line-height="100%"/>
      <style:text-properties fo:color="#c9211e" style:font-name="Times New Roman" fo:font-size="28pt" officeooo:paragraph-rsid="001c3488" style:font-size-asian="28pt" style:font-name-complex="Noto Serif Balinese" style:font-size-complex="28pt"/>
    </style:style>
    <style:style style:name="P3" style:family="paragraph" style:parent-style-name="Standard">
      <style:paragraph-properties fo:line-height="100%"/>
      <style:text-properties fo:color="#c9211e" style:font-name="Times New Roman" fo:font-size="28pt" style:font-size-asian="28pt" style:font-size-complex="28pt"/>
    </style:style>
    <style:style style:name="P4" style:family="paragraph" style:parent-style-name="Standard">
      <style:paragraph-properties fo:line-height="100%"/>
      <style:text-properties fo:color="#c9211e" style:font-name="Times New Roman" fo:font-size="28pt" officeooo:paragraph-rsid="001c3488" style:font-size-asian="28pt" style:font-size-complex="28pt"/>
    </style:style>
    <style:style style:name="P5" style:family="paragraph" style:parent-style-name="Standard">
      <style:paragraph-properties fo:margin-left="0cm" fo:margin-right="0cm" fo:margin-top="0cm" fo:margin-bottom="0cm" loext:contextual-spacing="false" style:line-spacing="1.499cm" fo:text-indent="0cm" style:auto-text-indent="false" style:writing-mode="lr-tb"/>
      <style:text-properties style:font-name="Bali Simbar DJ" fo:font-size="28pt" style:font-size-asian="28pt" style:font-size-complex="28pt"/>
    </style:style>
    <style:style style:name="P6" style:family="paragraph" style:parent-style-name="Standard">
      <style:paragraph-properties fo:margin-left="0cm" fo:margin-right="0cm" fo:margin-top="0cm" fo:margin-bottom="0cm" loext:contextual-spacing="false" style:line-spacing="1.499cm" fo:text-indent="0cm" style:auto-text-indent="false" style:writing-mode="lr-tb"/>
      <style:text-properties style:font-name="Bali Simbar DJ" fo:font-size="28pt" officeooo:paragraph-rsid="001c3488" style:font-size-asian="28pt" style:font-size-complex="28pt"/>
    </style:style>
    <style:style style:name="P7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style:writing-mode="lr-tb"/>
    </style:style>
    <style:style style:name="P8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style:writing-mode="lr-tb"/>
      <style:text-properties officeooo:paragraph-rsid="00409baf"/>
    </style:style>
    <style:style style:name="P9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style:writing-mode="lr-tb"/>
      <style:text-properties officeooo:paragraph-rsid="00478d62"/>
    </style:style>
    <style:style style:name="P10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style:writing-mode="lr-tb"/>
      <style:text-properties officeooo:paragraph-rsid="004c8997"/>
    </style:style>
    <style:style style:name="P11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style:writing-mode="lr-tb"/>
      <style:text-properties officeooo:paragraph-rsid="004dd38a"/>
    </style:style>
    <style:style style:name="P12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style:writing-mode="lr-tb"/>
      <style:text-properties officeooo:paragraph-rsid="00517185"/>
    </style:style>
    <style:style style:name="P13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style:writing-mode="lr-tb"/>
      <style:text-properties officeooo:paragraph-rsid="0056bd54"/>
    </style:style>
    <style:style style:name="P14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style:writing-mode="lr-tb"/>
      <style:text-properties officeooo:paragraph-rsid="0056d525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lr-tb"/>
      <style:text-properties style:font-name="Noto Serif Balinese" fo:font-size="28pt" officeooo:paragraph-rsid="002adb8b" style:font-size-asian="28pt" style:font-name-complex="Noto Serif Balinese" style:font-size-complex="28pt"/>
    </style:style>
    <style:style style:name="P16" style:family="paragraph" style:parent-style-name="Standard">
      <style:paragraph-properties fo:margin-left="0cm" fo:margin-right="0cm" fo:margin-top="0cm" fo:margin-bottom="0cm" loext:contextual-spacing="false" style:line-spacing="1.499cm" fo:text-indent="0cm" style:auto-text-indent="false" style:writing-mode="lr-tb"/>
    </style:style>
    <style:style style:name="P17" style:family="paragraph" style:parent-style-name="Standard">
      <style:paragraph-properties fo:margin-left="0cm" fo:margin-right="0cm" fo:margin-top="0cm" fo:margin-bottom="0cm" loext:contextual-spacing="false" style:line-spacing="1.499cm" fo:text-indent="0cm" style:auto-text-indent="false" style:writing-mode="lr-tb"/>
      <style:text-properties officeooo:paragraph-rsid="003c4881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lr-tb"/>
      <style:text-properties style:font-name="Noto Serif Balinese" fo:font-size="28pt" officeooo:rsid="00252ae4" officeooo:paragraph-rsid="00252ae4" style:font-size-asian="28pt" style:font-name-complex="Noto Serif Balinese" style:font-size-complex="28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lr-tb"/>
      <style:text-properties style:font-name="Noto Serif Balinese" fo:font-size="28pt" officeooo:rsid="00252ae4" officeooo:paragraph-rsid="0025d82c" style:font-size-asian="28pt" style:font-name-complex="Noto Serif Balinese" style:font-size-complex="28pt"/>
    </style:style>
    <style:style style:name="P20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officeooo:paragraph-rsid="0025d82c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reak-before="page" style:writing-mode="lr-tb"/>
      <style:text-properties style:font-name="Noto Serif Balinese" fo:font-size="28pt" officeooo:paragraph-rsid="002adb8b" style:font-size-asian="28pt" style:font-name-complex="Noto Serif Balinese" style:font-size-complex="28pt"/>
    </style:style>
    <style:style style:name="P22" style:family="paragraph" style:parent-style-name="Standard">
      <style:paragraph-properties fo:line-height="100%"/>
      <style:text-properties style:font-name="Times New Roman" fo:font-size="28pt" style:font-size-asian="28pt" style:font-name-complex="Noto Serif Balinese" style:font-size-complex="28pt"/>
    </style:style>
    <style:style style:name="P23" style:family="paragraph" style:parent-style-name="Standard">
      <style:paragraph-properties fo:line-height="100%"/>
      <style:text-properties fo:color="#c9211e" style:font-name="Times New Roman" fo:font-size="28pt" officeooo:paragraph-rsid="001c3488" style:font-size-asian="28pt" style:font-name-complex="Noto Serif Balinese" style:font-size-complex="28pt"/>
    </style:style>
    <style:style style:name="P24" style:family="paragraph" style:parent-style-name="Standard">
      <style:paragraph-properties fo:line-height="100%"/>
      <style:text-properties style:font-name="Noto Serif Balinese" fo:font-size="28pt" officeooo:paragraph-rsid="00193e89" style:font-size-asian="28pt" style:font-name-complex="Noto Serif Balinese" style:font-size-complex="28pt"/>
    </style:style>
    <style:style style:name="P25" style:family="paragraph" style:parent-style-name="Standard">
      <style:paragraph-properties fo:line-height="100%" fo:break-before="page"/>
      <style:text-properties style:font-name="Noto Serif Balinese" fo:font-size="28pt" officeooo:paragraph-rsid="00193e89" style:font-size-asian="28pt" style:font-name-complex="Noto Serif Balinese" style:font-size-complex="28pt"/>
    </style:style>
    <style:style style:name="T1" style:family="text">
      <style:text-properties style:font-name="Bali Simbar DJ" fo:font-size="28pt" style:font-size-asian="28pt" style:font-size-complex="28pt"/>
    </style:style>
    <style:style style:name="T2" style:family="text">
      <style:text-properties fo:color="#ff0000" style:font-name="Times New Roman" fo:font-size="28pt" style:font-size-asian="28pt" style:font-size-complex="28pt"/>
    </style:style>
    <style:style style:name="T3" style:family="text">
      <style:text-properties fo:color="#ff0000" style:font-name="Times New Roman" fo:font-size="28pt" officeooo:rsid="002fd41f" style:font-size-asian="28pt" style:font-size-complex="28pt"/>
    </style:style>
    <style:style style:name="T4" style:family="text">
      <style:text-properties fo:color="#ff0000" style:font-name="Times New Roman" fo:font-size="28pt" officeooo:rsid="0030d9a6" style:font-size-asian="28pt" style:font-size-complex="28pt"/>
    </style:style>
    <style:style style:name="T5" style:family="text">
      <style:text-properties fo:color="#ff0000" style:font-name="Times New Roman"/>
    </style:style>
    <style:style style:name="T6" style:family="text">
      <style:text-properties fo:color="#ff0000" style:font-name="Noto Serif Balinese" fo:font-size="28pt" style:font-size-asian="28pt" style:font-name-complex="Noto Serif Balinese" style:font-size-complex="28pt"/>
    </style:style>
    <style:style style:name="T7" style:family="text">
      <style:text-properties officeooo:rsid="0023d307"/>
    </style:style>
    <style:style style:name="T8" style:family="text">
      <style:text-properties style:font-name="Noto Serif Balinese" fo:font-size="28pt" style:font-size-asian="28pt" style:font-size-complex="28pt"/>
    </style:style>
    <style:style style:name="T9" style:family="text">
      <style:text-properties style:font-name="Noto Serif Balinese" officeooo:rsid="0023d307" style:font-name-complex="Noto Serif Baline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an.bsd.udhr.01.gt.txt</text:p>
      <text:p text:style-name="P5">smi mnusen sen z±Éwdi wnÓÓ; merÑÑk tu( mduew khutÓmhnÞnÀkÀkŠen pt);.</text:p>
      <text:p text:style-name="P5">smi klugÉohinæpin); lnÀid)pÓ¡( m\Ñen pa mswitÉ m)lrpnŠ)m\tækulwráhn/.</text:p>
      <text:p text:style-name="P3">ban.nsb.udh.01.gt.txt</text:p>
      <text:p text:style-name="P22">ᬲᬫᬶ ᬫᬦᬸᬲᬦᬾ ᬲᬦᬾ ᬜ᭄ᬭᬸᬯᬤᬶ ᬯᬦ᭄ᬢᬄ ᬫᬭ᭄ᬤᬾᬓ ᬢᬸᬃ ᬫᬤᬸᬯᬾ ᬓᬳᬸᬢ᭄ᬢᬫᬳᬦ᭄ᬮᬦ᭄ᬳᬓ᭄ᬳᬓ᭄ᬲᬦᬾ ᬧᬢᭂᬄ᭟<text:line-break/>ᬲᬫᬶ ᬓᬮᬸᬕ᭄ᬭᬵᬳᬶᬦ᭄ᬧᬧᬶᬦᭂᬄ ᬮᬦ᭄ᬳᬶᬤᭂᬧ᭄ᬢᬸᬃ ᬫᬗ᭄ᬤᬦᬾ ᬧᬥ ᬫᬲᬯᬶᬢ᭄ᬭ ᬫᭂᬮᬭᬧᬦ᭄ᬲᭂᬫᬗᬢ᭄ᬧᬓᬸᬮᬯᬭ᭄ᬕᬳᬦ᭄᭟</text:p>
      <text:p text:style-name="P2">ban.bsd.bha.01.gt.txt</text:p>
      <text:p text:style-name="P6">s* ]URÿ mÉih yjñ r&amp; smr mhëni hil\nik* pR*ÿ muk,</text:p>
      <text:p text:style-name="P6"><text:soft-page-break/>lùLÿ k)mã\ur s)krÓji niek]ni\ri p)jh&amp; rxo\áx, OoRÿÅn&amp; rtu Mÿti wùj nir, kuxÒ nir ngrn&amp; musu; g)s%,</text:p>
      <text:p text:style-name="P6">Sÿhitêo huti t)xÒs&amp; ripu kPÿ)k nirq nik su]Éem\ál&gt;</text:p>
      <text:p text:style-name="P4">ban.nsb.bha.01.gt.txt</text:p>
      <text:p text:style-name="P1">ᬲᬂ ᬰᬹᬭᬵ ᬫ᭄ᬭᬶᬳ ᬬᬚ᭄ᬜ ᬭᬶᬂ ᬲᬫᬭ ᬫᬳ᭄ᬬᬸᬦᬶ ᬳᬶᬮᬗᬦᬶᬓᬂ ᬧᬭᬵᬂ ᬫᬸᬓ᭞</text:p>
      <text:p text:style-name="P1">ᬮᬷᬮᬵ ᬓᭂᬫ᭄ᬩᬗᬸᬭ ᬲᭂᬓᬭ᭄ᬢᬚᬶ ᬦᬶᬓᬾᬰᬦᬶᬗᬭᬶ ᬧᭂᬚᬳᬶᬂ ᬭᬡᬵᬗ᭄ᬕᬡ᭞ ᬒᬭ᭄ᬡᬵᬦᬶᬂ ᬭᬢᬸ ᬫᬵᬢᬶ ᬯᬷᬚ ᬦᬶᬭ᭞ᬓᬸᬡ᭄ᬥ ᬦᬶᬭ ᬦᬕᬭᬦᬶᬂ ᬫᬸᬲᬸᬄ ᬕᭂᬲᭂᬂ᭞</text:p>
      <text:p text:style-name="P1">ᬲᬵᬳᬶᬢ᭄ᬬᬵ ᬳᬸᬢᬶ ᬢᭂᬡ᭄ᬥᬲᬶᬂ ᬭᬶᬧᬸ ᬓᬧᭃᬓ ᬦᬶᬭᬣ ᬦᬶᬓ ᬲᬸᬰ᭄ᬭᬫᬾᬗ᭄ᬕᬮ᭛</text:p>
      <text:p text:style-name="P1"/>
      <text:p text:style-name="P25"><text:span text:style-name="T5">ban.bsd.bab.13.gt.txt</text:span></text:p>
      <text:p text:style-name="P17"><text:span text:style-name="T1">b* p)mã\unnÑehr; bli</text:span></text:p>
      <text:p text:style-name="P17"><text:span text:style-name="T1">eb,ep,ed, bli</text:span></text:p>
      <text:p text:style-name="P17"><text:span text:style-name="T1">b,p),d, bli</text:span></text:p>
      <text:p text:style-name="P17"><text:span text:style-name="T1">b,p,d, blii</text:span></text:p>
      <text:p text:style-name="P7"><text:span text:style-name="T2">ban.nsb.bab.13.gt.txt</text:span></text:p>
      <text:p text:style-name="P18"><text:span text:style-name="T7">ᬩᬂᬂ ᬧᭂ</text:span><text:span text:style-name="T9">ᬫ᭄ᬩᬗᬸᬦᬦ᭄ᬤᬳᬾᬭᬄ ᬩᬮᬶ</text:span></text:p>
      <text:p text:style-name="P19"><text:span text:style-name="T9">ᬩᬾ᭞ᬧᬾ᭞ᬤᬾ᭞ ᬩᬮᬶ</text:span></text:p>
      <text:p text:style-name="P19"><text:span text:style-name="T9">ᬩ᭞ᬧᭂ᭞ᬤ᭞ ᬩᬮᬶ</text:span></text:p>
      <text:p text:style-name="P19"><text:span text:style-name="T9">ᬩ᭞ᬧ᭞ᬤ᭞ ᬩᬮᬶ</text:span></text:p>
      <text:p text:style-name="P20"><text:span text:style-name="T2">ban.bsd.bab.14.gt.txt</text:span></text:p>
      <text:p text:style-name="P16"><text:span text:style-name="T1">hek; Ák×ren ,47, lÙ^ hipun/: Ák×r sÙr ,14, Ák×r</text:span></text:p>
      <text:p text:style-name="P16"><text:soft-page-break/><text:span text:style-name="T1">wêzén ,33, Ák×r sÙr punik tò( dedosæ\e\á sÙr, tu( m</text:span></text:p>
      <text:p text:style-name="P16"><text:span text:style-name="T1">dÊew sÙr kkli;, kwo[Õnin/: sÙr hÊsÙ miw; d!f.</text:span></text:p>
      <text:p text:style-name="P7"><text:span text:style-name="T2">ban.</text:span><text:span text:style-name="T3">n</text:span><text:span text:style-name="T4">sb</text:span><text:span text:style-name="T2">.bab.14.gt.txt</text:span></text:p>
      <text:p text:style-name="P15">ᬳᬓᬾᬄ ᬅᬓ᭄ᬱᬭᬦᬾ ᭞᭔᭗᭞ ᬮ᭄ᬯᬶᬃ ᬳᬶᬧᬸᬦ᭄᭝ ᬅᬓ᭄ᬱᬭ ᬲ᭄ᬯᬭ ᭞᭑᭔᭞ ᬅᬓ᭄ᬱᬭ</text:p>
      <text:p text:style-name="P15">ᬯ᭄ᬬᬜ᭄ᬚᬦ ᭞᭓᭓᭞ ᬅᬓ᭄ᬱᬭ ᬲ᭄ᬯᬭ ᬧᬸᬦᬶᬓ ᬢᬍᬃ ᬤᬤᭀᬲ᭄ᬧᬗᬗ᭄ᬕᬾ ᬲ᭄ᬯᬭ᭞ ᬢᬸᬃ ᬫ</text:p>
      <text:p text:style-name="P15">ᬤᬺᬯᬾ ᬲ᭄ᬯᬭ ᬓᬓᬮᬶᬄ᭞ ᬓᬯᬵᬱ᭄ᬝᬦᬶᬦ᭄᭝ ᬲ᭄ᬯᬭ ᬳᬺᬲ᭄ᬯ ᬫᬶᬯᬄ ᬤᬶᬀᬃᬖ᭟</text:p>
      <text:p text:style-name="P21"><text:span text:style-name="T5">ban.bsd.ram.01.gt.txt</text:span></text:p>
      <text:p text:style-name="P16"><text:span text:style-name="T1">hnk/ \lp/ bÙ; h\á¡( di puzn/ buluwn/. hn</text:span></text:p>
      <text:p text:style-name="P16"><text:span text:style-name="T1">ek ptut/ m)sÙ* hit*uhitu\n/ eholi; bÉnen hti</text:span></text:p>
      <text:p text:style-name="P16"><text:span text:style-name="T1">en ptut/: mÙ; hnek ecor; emsÙ* hit*uhitu\n/</text:span></text:p>
      <text:p text:style-name="P16"><text:span text:style-name="T1">ecor; eholi; bÉnen ecor;. kÉx hnek mmuzi</text:span></text:p>
      <text:p text:style-name="P16"><text:span text:style-name="T1">wit/ sk&amp; k)b)ken k)Â;. kÂp hib \hukin/.khi,</text:span></text:p>
      <text:p text:style-name="P16"><text:span text:style-name="T1">gusÓi, gusÓi, tÙr zk/ nuhut* hp hen ehorhin/</text:span></text:p>
      <text:p text:style-name="P16"><text:span text:style-name="T1">khi? slÙir&amp; jlßen tÐ etÐn/ khi, mÙ; mdie\h*</text:span></text:p>
      <text:p text:style-name="P16"><text:span text:style-name="T1">pitutu( khien, tu( \áeh eketo, khi e\o(thin/</text:span></text:p>
      <text:p text:style-name="P16"><text:span text:style-name="T1">hib, hiy ptuh* etÐn/ hp hiy hupmh*</text:span></text:p>
      <text:p text:style-name="P16"><text:span text:style-name="T1">hnk/ \áeh hum;, tu( nuemãg/ d òm/, mÙ; mds(</text:span></text:p>
      <text:p text:style-name="P16"><text:span text:style-name="T1">hji btu. n;, dug/ t)k bÞb( egÒ, eno</text:span></text:p>
      <text:p text:style-name="P16"><text:soft-page-break/><text:span text:style-name="T1">emæÞok humeh h)enÓo, pÑs/ tÙr zidy*: kÎx</text:span></text:p>
      <text:p text:style-name="P7"><text:span text:style-name="T2">ban.nsb.ram.01.gt.txt</text:span></text:p>
      <text:p text:style-name="P7"><text:span text:style-name="T8">ᬳᬦᬓ᭄ ᬗᬮᬧ᭄ ᬩ᭄ᬯᬄ ᬳᬂᬕᬸᬃ ᬤᬶ ᬧᬸᬜᬦ᭄ ᬩᬮᬸᬯᬦ᭄᭟ ᬳᬦ</text:span></text:p>
      <text:p text:style-name="P7"><text:span text:style-name="T8">ᬓᬾ ᬧᬢᬸᬢ᭄ ᬫᭂᬲ᭄ᬯᬂ ᬳᬶᬢᬸᬂᬳᬶᬢᬸᬗᬦ᭄ ᬳᭀᬮᬶᬄ ᬩ᭄ᬭᬦᬦᬾ ᬳᬢᬶ</text:span></text:p>
      <text:p text:style-name="P8"><text:span text:style-name="T8">ᬦᬾ ᬧᬢᬸᬢ᭄᭝ ᬫ᭄ᬯᬄ ᬳᬦᬓᬾ ᬘᭀᬭᬄ ᬫᬾᬲ᭄ᬯᬂ ᬳᬶᬢᬸᬂᬳᬶᬢᬸᬗᬦ᭄</text:span></text:p>
      <text:p text:style-name="P7"><text:span text:style-name="T8">ᬘᭀᬭᬄ ᬳᭀᬮᬶᬄ ᬩ᭄ᬭᬦᬦᬾ ᬘᭀᬭᬄ᭟ ᬓ᭄ᬭᬡ ᬳᬦᬓᬾ ᬫᬫᬸᬜᬶ</text:span></text:p>
      <text:p text:style-name="P13"><text:span text:style-name="T8">ᬯᬶᬢ᭄ ᬲᬓᬶᬂ ᬓᭂᬩᭂᬓᬦᬾ ᬓ᭄ᬦᭂᬄ᭟ ᬓ᭄ᬦᬧ ᬳᬶᬩ ᬗᬳᬸᬓᬶᬦ᭄ ᬓᬳᬶᬶ᭞</text:span></text:p>
      <text:p text:style-name="P9"><text:span text:style-name="T8">ᬕᬸᬲ᭄ᬢᬶ᭞ ᬕᬸᬲ᭄ᬢᬶ᭞ ᬢ᭄ᬯᬭ ᬜᬓ᭄ ᬦᬸᬳᬸᬢᬂ ᬳᬧ ᬳᬦᬾ ᬳᭀᬭᬳᬶᬦ᭄</text:span></text:p>
      <text:p text:style-name="P14"><text:span text:style-name="T8">ᬓᬳᬶᬶ? ᬲᬮ᭄ᬯᬶᬭᬶᬂ ᬚᬮ᭄ᬫᬦᬾ ᬢ᭄ᬓ ᬢ᭄ᬓᬾᬦ᭄ ᬓᬳᬶᬶ᭞ ᬩ᭄ᬯᬄ ᬫᬤᬶᬗᬾᬳᬂ</text:span></text:p>
      <text:p text:style-name="P10"><text:soft-page-break/><text:span text:style-name="T8">ᬧᬶᬢᬸᬢᬸᬃ ᬓᬳᬶᬶᬦᬾ᭞ ᬢᬸᬃ ᬗ᭄ᬕᬳᬾ ᬓᬾᬢᭀ᭞ ᬓᬳᬶᬶ ᬗᭀᬃᬢᬳᬶᬶᬦ᭄</text:span></text:p>
      <text:p text:style-name="P11"><text:span text:style-name="T8">ᬳᬶᬩ᭞ ᬳᬶᬬ ᬧᬢᬸᬳᬂ ᬢ᭄ᬢᬦ᭄ ᬳᬧ᭟ ᬳᬶᬬ ᬳᬸᬧᬫᬳᬂ</text:span></text:p>
      <text:p text:style-name="P12"><text:span text:style-name="T8">ᬳᬦᬓ᭄ ᬗ᭄ᬕᬳᬾ ᬳᬸᬫᬄ᭞ ᬢᬸᬃ ᬦᬸᬫ᭄ᬩᬾᬕ᭄ ᬤᬍᬫ᭄᭞ᬫ᭄ᬯᬄ ᬫᬤᬲᬃ</text:span></text:p>
      <text:p text:style-name="P7"><text:span text:style-name="T8">ᬳᬚᬶᬩᬸᬢ᭟ ᬦᬄ᭞ ᬤᬸᬕ᭄ ᬢᭂᬓ ᬩ᭄ᬮᬩᬃ ᬕ᭄ᬥᬾ᭞ ᬦᭀ</text:span></text:p>
      <text:p text:style-name="P7"><text:span text:style-name="T8">ᬫ᭄ᬧ᭄ᬮᭀᬓ᭄ ᬳᬸᬫᬳᬾ ᬳᭂᬦ᭄ᬢᭀ᭞ ᬧ᭄ᬤᬲ᭄ ᬢ᭄ᬯᬭ ᬜᬶᬤᬬᬂ᭝ ᬓ᭄ᬭᬡ</text:span></text:p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Bali Simbar DJ" svg:font-family="'Bali Simbar DJ'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oto Sans Balinese" svg:font-family="'Noto Sans Balinese'" style:font-family-generic="roman" style:font-pitch="variable"/>
    <style:font-face style:name="Noto Serif Balinese" svg:font-family="'Noto Serif Balines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ormal_20_Table" style:display-name="Normal Table" style:family="paragraph" style:default-outline-level="">
      <style:paragraph-properties fo:margin-top="0cm" fo:margin-bottom="0.282cm" loext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4cm" fo:margin-bottom="0.4cm" fo:margin-left="0.4cm" fo:margin-right="0.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2T09:39:20.797000000</meta:creation-date>
    <dc:date>2020-04-03T07:21:46.469000000</dc:date>
    <meta:editing-duration>PT16H31M3S</meta:editing-duration>
    <meta:editing-cycles>53</meta:editing-cycles>
    <meta:generator>LibreOffice/6.4.2.2$Windows_X86_64 LibreOffice_project/4e471d8c02c9c90f512f7f9ead8875b57fcb1ec3</meta:generator>
    <meta:document-statistic meta:table-count="0" meta:image-count="0" meta:object-count="0" meta:page-count="7" meta:paragraph-count="57" meta:word-count="545" meta:character-count="1971" meta:non-whitespace-character-count="1768"/>
  </office:meta>
</office:document-meta>
</file>